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00" draw:textarea-vertical-align="middle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circle draw:style-name="gr1" draw:text-style-name="P1" draw:layer="layout" svg:width="5cm" svg:height="5cm" svg:x="1cm" svg:y="1cm">
            <text:p/>
          </draw:circle>
          <draw:line draw:style-name="gr2" draw:text-style-name="P1" draw:layer="layout" svg:x1="1cm" svg:y1="3.5cm" svg:x2="6cm" svg:y2="3.5cm">
            <text:p/>
          </draw:line>
          <draw:line draw:style-name="gr3" draw:text-style-name="P1" draw:layer="layout" svg:x1="3.5cm" svg:y1="3cm" svg:x2="3.5cm" svg:y2="3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e Prado</meta:initial-creator>
    <meta:creation-date>2014-12-04T19:40:08.71</meta:creation-date>
    <dc:date>2014-12-04T22:00:36.02</dc:date>
    <dc:creator>Jaime Prado</dc:creator>
    <meta:editing-duration>PT2H5M17S</meta:editing-duration>
    <meta:editing-cycles>1</meta:editing-cycles>
    <meta:document-statistic meta:object-count="4"/>
    <meta:generator>OpenOffice/4.1.1$Win32 OpenOffice.org_project/411m6$Build-9775</meta:generator>
  </office:meta>
</office:document-meta>
</file>